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/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sub>
              <mi>a</mi>
              <mrow>
                <mo stretchy="false">γ</mo>
              </mrow>
            </msub>
            <mrow>
              <mi/>
              <mo stretchy="false">=</mo>
              <mi/>
            </mrow>
            <msqrt>
              <mrow>
                <mi>N</mi>
                <mrow>
                  <mi/>
                  <mo stretchy="false">+</mo>
                  <mi/>
                </mrow>
                <mn>1</mn>
              </mrow>
            </msqrt>
            <mi/>
            <mmultiscripts>
              <mfenced open="〈" close="∣">
                <mrow>
                  <msub>
                    <mo stretchy="false">ϕ</mo>
                    <mrow>
                      <mo stretchy="false">γ</mo>
                    </mrow>
                  </msub>
                  <mi/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i/>
            <mtext> , </mtext>
          </mrow>
        </mtd>
      </mtr>
      <mtr>
        <mtd>
          <mrow>
            <mmultiscripts>
              <mfenced open="〈" close="∣">
                <mrow>
                  <msub>
                    <mo stretchy="false">ϕ</mo>
                    <mrow>
                      <msub>
                        <mo stretchy="false">α</mo>
                        <mn>1</mn>
                      </msub>
                    </mrow>
                  </msub>
                  <mi/>
                  <mo stretchy="false">…</mo>
                  <mi/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  <mfrac>
              <mn>1</mn>
              <msqrt>
                <mrow>
                  <mi>N</mi>
                  <mtext>!</mtext>
                </mrow>
              </msqrt>
            </mfrac>
            <mi/>
            <mfenced open="〈" close="∣">
              <mrow>
                <mn>0</mn>
              </mrow>
            </mfenced>
            <mi/>
            <msup>
              <mfenced open="(" close=")">
                <mrow>
                  <msubsup>
                    <mi>a</mi>
                    <mrow>
                      <msub>
                        <mo stretchy="false">α</mo>
                        <mn>1</mn>
                      </msub>
                    </mrow>
                    <mo stretchy="false">†</mo>
                  </msubsup>
                  <mi/>
                  <mo stretchy="false">…</mo>
                  <mi/>
                  <msubsup>
                    <mi>a</mi>
                    <mrow>
                      <msub>
                        <mo stretchy="false">α</mo>
                        <mi>N</mi>
                      </msub>
                    </mrow>
                    <mo stretchy="false">†</mo>
                  </msubsup>
                </mrow>
              </mfenced>
              <mo stretchy="false">†</mo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sqrt>
                <mrow>
                  <mi>N</mi>
                  <mtext>!</mtext>
                </mrow>
              </msqrt>
            </mfrac>
            <mi/>
            <mfenced open="〈" close="∣">
              <mrow>
                <mn>0</mn>
              </mrow>
            </mfenced>
            <mi/>
            <msub>
              <mi>a</mi>
              <mrow>
                <msub>
                  <mo stretchy="false">α</mo>
                  <mi>N</mi>
                </msub>
              </mrow>
            </msub>
            <mi/>
            <msub>
              <mi>a</mi>
              <mrow>
                <msub>
                  <mo stretchy="false">α</mo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</msub>
            <mi/>
            <mo stretchy="false">…</mo>
            <mi/>
            <msub>
              <mi>a</mi>
              <mrow>
                <msub>
                  <mo stretchy="false">α</mo>
                  <mn>1</mn>
                </msub>
              </mrow>
            </msub>
          </mrow>
        </mtd>
      </mtr>
    </mtable>
    <annotation encoding="StarMath 5.0">```
left langle
 %iphi _{%ialpha _1} ` dotslow ` %iphi _{%ialpha _N} 
right rline lsup{(`+-`)} ` a _{%igamma} 
~=~ sqrt{N `+` 1} ` 
left langle
 %iphi _{%igamma} ` %iphi _{%ialpha _1} 
 ` dotslow `  %iphi _{%ialpha _N}
right rline lsup{(`+-`)} 
~" , " newline

left langle
 %iphi _{%ialpha _1} ` dotslow ` %iphi _{%ialpha _N} 
right rline lsup{(`+-`)} 
~=~ 1 over sqrt{N "!"} 
` 
left langle
 0 
right rline 
` 
left ( 
 a _{%ialpha _1} ^%Ux2020 ` dotslow ` a _{%ialpha _N} ^%Ux2020 
right ) ^%Ux2020 
~=` newline
~~~~~~~~~~~~~~~~~=~ 

1 over sqrt{N "!"} 
` 
left langle
 0 
right rline 
` 
a _{%ialpha _N} ` a _{%ialpha _{N-1}} ` dotslow ` a _{%ialpha _1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28:57.538000000</meta:creation-date>
    <meta:generator>LibreOffice/4.1.4.2$Windows_x86 LibreOffice_project/0a0440ccc0227ad9829de5f46be37cfb6edcf72</meta:generator>
  </office:meta>
</office:document-meta>
</file>